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i>m</mi>
            <mo stretchy="false">=</mo>
            <mn>1</mn>
          </mrow>
          <mi>i</mi>
        </munderover>
        <msub>
          <mi>a</mi>
          <mrow>
            <mi>i</mi>
            <mi>m</mi>
          </mrow>
        </msub>
      </mrow>
      <msub>
        <mrow>
          <mover accent="true">
            <mi>q</mi>
            <mo stretchy="false">˙</mo>
          </mover>
        </mrow>
        <mi>m</mi>
      </msub>
      <mrow>
        <mi/>
        <mo stretchy="false">+</mo>
        <mi/>
      </mrow>
      <msub>
        <mi>b</mi>
        <mi mathvariant="italic">it</mi>
      </msub>
      <mrow>
        <mi/>
        <mo stretchy="false">=</mo>
        <mi/>
      </mrow>
      <mn>0</mn>
      <mi/>
      <mi>,</mi>
      <mi/>
      <mi>i</mi>
      <mrow>
        <mi/>
        <mo stretchy="false">=</mo>
        <mi/>
      </mrow>
      <mn>1,</mn>
      <mo stretchy="false">…</mo>
      <mi>,</mi>
      <mi>p</mi>
      <mi/>
      <mstyle mathsize="120%">
        <mrow>
          <mo stretchy="false">⇒</mo>
        </mrow>
      </mstyle>
      <mi/>
      <mrow>
        <munderover>
          <mo stretchy="false">∑</mo>
          <mrow>
            <mi>m</mi>
            <mo stretchy="false">=</mo>
            <mn>1</mn>
          </mrow>
          <mi>i</mi>
        </munderover>
        <msub>
          <mi>a</mi>
          <mrow>
            <mi>i</mi>
            <mi>m</mi>
          </mrow>
        </msub>
      </mrow>
      <mo stretchy="false">δ</mo>
      <msub>
        <mi>q</mi>
        <mi>m</mi>
      </msub>
      <mrow>
        <mi/>
        <mo stretchy="false">=</mo>
        <mi/>
      </mrow>
      <mn>0</mn>
      <mi/>
      <mi>,</mi>
      <mi/>
      <mi>i</mi>
      <mrow>
        <mi/>
        <mo stretchy="false">=</mo>
        <mi/>
      </mrow>
      <mn>1,</mn>
      <mo stretchy="false">…</mo>
      <mi>,</mi>
      <mi>p</mi>
    </mrow>
    <annotation encoding="StarMath 5.0">sum from m=1 to i a_{i m} {dot q}_m `+` b_it `=` 0 `,~ i`=`1,dotslow,p ~ size*1.2 drarrow ~ sum from m=1 to i a_{i m} %idelta q_m `=` 0 `,~ i`=`1,dotslow,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15:12.394000000</meta:creation-date>
    <meta:generator>LibreOffice/4.1.4.2$Windows_x86 LibreOffice_project/0a0440ccc0227ad9829de5f46be37cfb6edcf72</meta:generator>
  </office:meta>
</office:document-meta>
</file>